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ungsdok Stau</text:p>
      <text:p text:style-name="Standard"/>
      <text:p text:style-name="Standard"/>
      <text:p text:style-name="Standard">Todo:</text:p>
      <text:p text:style-name="Standard"/>
      <text:list xml:id="list243752361541912494" text:style-name="L1">
        <text:list-item>
          <text:p text:style-name="P1">mehr Ansätze</text:p>
        </text:list-item>
        <text:list-item>
          <text:p text:style-name="P1">Literatur</text:p>
        </text:list-item>
        <text:list-item>
          <text:p text:style-name="P1">Datensatz erzeugen (manuelle Maskierung? Perspektive?)</text:p>
        </text:list-item>
        <text:list-item>
          <text:p text:style-name="P1">Prototypen für Ansätze mit Datensatz</text:p>
        </text:list-item>
        <text:list-item>
          <text:p text:style-name="P1">Vergleich Prototypen</text:p>
        </text:list-item>
      </text:list>
      <text:p text:style-name="Standard"/>
      <text:p text:style-name="Standard"/>
      <text:p text:style-name="Standard">Ansätze:</text:p>
      <text:list xml:id="list5909075552236465805" text:style-name="L3">
        <text:list-header>
          <text:p text:style-name="P2"/>
        </text:list-header>
        <text:list-item>
          <text:p text:style-name="P2">Neuronales Netz (x)</text:p>
        </text:list-item>
        <text:list-item>
          <text:p text:style-name="P2">Naiver Ansatz: Helligkeitsvergleich</text:p>
        </text:list-item>
        <text:list-item>
          <text:p text:style-name="P2">Background-Subtraktion</text:p>
        </text:list-item>
        <text:list-item>
          <text:p text:style-name="P2">…</text:p>
          <text:p text:style-name="P2"/>
        </text:list-item>
      </text:list>
      <text:p text:style-name="Standard">Architektur:</text:p>
      <text:p text:style-name="Standard"/>
      <text:list xml:id="list32312056" text:continue-list="list243752361541912494" text:style-name="L1">
        <text:list-item>
          <text:p text:style-name="P1">Nur Android (Phase 1)</text:p>
        </text:list-item>
        <text:list-item>
          <text:p text:style-name="P1">PHP-Server (vllt. Phase 2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8-10-26T12:01:56.09</meta:creation-date>
    <dc:date>2018-10-26T12:12:35.13</dc:date>
    <dc:creator>c c</dc:creator>
    <meta:editing-duration>PT10M39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5" meta:word-count="47" meta:character-count="307"/>
  </office:meta>
</office:document-meta>
</file>